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Kalpurush" svg:font-family="Kalpurush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Kalpurush1" svg:font-family="Kalpurush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Kalpurush" fo:font-size="14pt" style:font-size-asian="14pt" style:font-name-complex="Kalpurush1" style:font-size-complex="14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Kalpurush" fo:font-size="14pt" style:font-size-asian="14pt" style:font-name-complex="Kalpurush1" style:font-size-complex="14pt"/>
    </style:style>
    <style:style style:name="P5" style:family="paragraph" style:parent-style-name="Standard">
      <style:paragraph-properties fo:margin-left="0in" fo:margin-right="0.5945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in" fo:margin-right="0.5945in" fo:text-align="justify" style:justify-single-word="false" fo:text-indent="0in" style:auto-text-indent="false"/>
      <style:text-properties style:font-name="Kalpurush" fo:font-size="14pt" style:font-size-asian="14pt" style:font-name-complex="Kalpurush1" style:font-size-complex="14pt"/>
    </style:style>
    <style:style style:name="P7" style:family="paragraph" style:parent-style-name="Standard" style:master-page-name="Standard">
      <style:paragraph-properties fo:text-align="start" style:justify-single-word="false" style:page-number="auto"/>
      <style:text-properties style:font-name="Kalpurush" fo:font-size="14pt" style:font-size-asian="14pt" style:font-name-complex="Kalpurush1" style:font-size-complex="14pt"/>
    </style:style>
    <style:style style:name="T1" style:family="text">
      <style:text-properties style:font-name="Kalpurush" fo:font-size="14pt" style:font-size-asian="14pt" style:font-name-complex="Kalpurush1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span text:style-name="T1">তারিখঃ</text:span></text:p>
      <text:p text:style-name="P3"><text:span text:style-name="T1">বরাবর,</text:span></text:p>
      <text:p text:style-name="P3"><text:span text:style-name="T1">ডিরেক্টর অব আই.আই.সি.টি</text:span></text:p>
      <text:p text:style-name="P3"><text:span text:style-name="T1">শাহজালাল বিজ্ঞান ও প্রযুক্তি বিশ্ববিদ্যালয় ,সিলেট।</text:span></text:p>
      <text:p text:style-name="P4"/>
      <text:p text:style-name="P3"><text:span text:style-name="T1">বিষয়ঃ <text:s/>রাতে <text:s/>ল্যাবে <text:s/>থাকার <text:s/>অনুমতি <text:s/>চেয়ে আবেদন ।</text:span></text:p>
      <text:p text:style-name="P4"><text:bookmark text:name="_GoBack"/></text:p>
      <text:p text:style-name="P3"><text:span text:style-name="T1">জনাব, </text:span></text:p>
      <text:p text:style-name="P2"><text:span text:style-name="T1">বিনীত নিবেদন এই যে, আমরা সফটওয়্যার প্রকৌশল <text:s/>বিভাগের শিক্ষার্থীবৃন্দ প্রোগ্রামিং</text:span></text:p>
      <text:p text:style-name="P2"><text:span text:style-name="T1">দক্ষতা <text:s/>বাড়াতে <text:s/>রাতে ল্যাবে <text:s/>অনুশীলন করতে চাই। সারাদিন ক্লাস থাকার কারণে প্রোগ্রামিং অনুশীলন <text:s/>ততোটা <text:s/>সম্ভব হয়ে উঠে <text:s/>না। </text:span></text:p>
      <text:p text:style-name="P2"><text:span text:style-name="T1">তাছাড়া, ল্যাবে ইন্টারনেট ও কম্পিউটার সুবিধা প্রোগ্রামিং প্রতিযোগিতা গুলোতে অনেক সাহায্য করে।</text:span></text:p>
      <text:p text:style-name="P1"/>
      <text:p text:style-name="P2"><text:span text:style-name="T1"><text:s/>অতএব, <text:s/>মহোদয়ের <text:s/>নিকট আমাদের <text:s/>আকুল <text:s/>আবেদন <text:s/>এই যে, <text:s/>রাতে ল্যাবে <text:s/>থেকে <text:s/>প্রোগ্রামিং <text:s/>করার <text:s/>অনুমতি দিলে <text:s/>আমরা <text:s/>আমাদের <text:s/>দক্ষতা <text:s/></text:span></text:p>
      <text:p text:style-name="P2"><text:span text:style-name="T1"><text:s/>বাড়াতে <text:s/>পারব <text:s/>এবং <text:s/>আপনার <text:s/>কাছে <text:s/>থাকব <text:s/>চির কৃতজ্ঞ ।</text:span></text:p>
      <text:p text:style-name="P1"/>
      <text:p text:style-name="P6"/>
      <text:p text:style-name="P5"><text:span text:style-name="T1">বিনীত -</text:span></text:p>
      <text:p text:style-name="P6"/>
      <text:p text:style-name="P6"/>
      <text:p text:style-name="P5"><text:span text:style-name="T1"><text:s/></text:span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Kalpurush" svg:font-family="Kalpurush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Kalpurush1" svg:font-family="Kalpurush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pt" fo:language="en" fo:country="US" style:letter-kerning="tru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3:08:00</meta:creation-date>
    <meta:initial-creator>foysal</meta:initial-creator>
    <dc:date>2019-02-06T02:05:09.746548275</dc:date>
    <meta:editing-cycles>2</meta:editing-cycles>
    <meta:editing-duration>PT14M52S</meta:editing-duration>
    <meta:generator>LibreOffice/5.1.6.2$Linux_X86_64 LibreOffice_project/10m0$Build-2</meta:generator>
    <meta:document-statistic meta:table-count="0" meta:image-count="0" meta:object-count="0" meta:page-count="1" meta:paragraph-count="13" meta:word-count="89" meta:character-count="398" meta:non-whitespace-character-count="283"/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